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fe2a1"/>
    </style:style>
    <style:style style:name="T1" style:family="text">
      <style:text-properties fo:font-variant="normal" fo:text-transform="none" fo:color="#dc322f" loext:opacity="100%" style:font-name="Consolas" fo:font-size="7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9bbbe" loext:opacity="100%" style:font-name="Consolas" fo:font-size="7pt" fo:letter-spacing="normal" fo:font-style="normal" fo:font-weight="normal"/>
    </style:style>
    <style:style style:name="T3" style:family="text">
      <style:text-properties fo:font-variant="normal" fo:text-transform="none" fo:color="#b9bbbe" loext:opacity="100%" fo:letter-spacing="normal"/>
    </style:style>
    <style:style style:name="T4" style:family="text">
      <style:text-properties fo:font-variant="normal" fo:text-transform="none" fo:color="#2aa198" loext:opacity="100%" style:font-name="Consolas" fo:font-size="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859900" loext:opacity="100%" style:font-name="Consolas" fo:font-size="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Consolas" fo:font-size="7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ole</text:span><text:span text:style-name="T2">.log(</text:span><text:span text:style-name="T4">"Tableaux"</text:span><text:span text:style-name="T2">); </text:span><text:span text:style-name="T5">let</text:span><text:span text:style-name="T3"> </text:span><text:span text:style-name="T2">age = [</text:span><text:span text:style-name="T4">25</text:span><text:span text:style-name="T2">,</text:span><text:span text:style-name="T4">777</text:span><text:span text:style-name="T2">,</text:span><text:span text:style-name="T4">8</text:span><text:span text:style-name="T2">]; </text:span></text:p>
      <text:p text:style-name="P1"><text:span text:style-name="T6">// Numéro des cases :</text:span><text:span text:style-name="T3"> </text:span><text:span text:style-name="T6">// 0 1 2</text:span><text:span text:style-name="T3"> </text:span></text:p>
      <text:p text:style-name="P1"><text:span text:style-name="T6">// Afficher ce qu'il y a de la case numéro 1</text:span><text:span text:style-name="T3"> </text:span><text:span text:style-name="T1">console</text:span><text:span text:style-name="T2">.log(age[</text:span><text:span text:style-name="T4">1</text:span><text:span text:style-name="T2">]); age[</text:span><text:span text:style-name="T4">1</text:span><text:span text:style-name="T2">] = </text:span><text:span text:style-name="T4">15</text:span><text:span text:style-name="T2">+age[</text:span><text:span text:style-name="T4">0</text:span><text:span text:style-name="T2">]; </text:span><text:span text:style-name="T1">console</text:span><text:span text:style-name="T2">.log(age[</text:span><text:span text:style-name="T4">1</text:span><text:span text:style-name="T2">]); </text:span></text:p>
      <text:p text:style-name="P1"><text:span text:style-name="T6">// Ajouter une case à la fin d'un tableau</text:span><text:span text:style-name="T3"> </text:span><text:span text:style-name="T2">age.push(</text:span><text:span text:style-name="T4">100</text:span><text:span text:style-name="T2">); </text:span><text:span text:style-name="T1">console</text:span><text:span text:style-name="T2">.log(age); </text:span></text:p>
      <text:p text:style-name="P1"><text:span text:style-name="T6">// Enelever la dernière case du tableau :</text:span><text:span text:style-name="T3"> </text:span><text:span text:style-name="T2">age.pop(); </text:span></text:p>
      <text:p text:style-name="P1"><text:span text:style-name="T6">// En "bonus", pop retourne la valeur qui était dans la case que l'on vient de supprimer.</text:span><text:span text:style-name="T3"> </text:span><text:span text:style-name="T1">console</text:span><text:span text:style-name="T2">.log(age.pop()); </text:span><text:span text:style-name="T1">console</text:span><text:span text:style-name="T2">.log(age); </text:span></text:p>
      <text:p text:style-name="P1"><text:span text:style-name="T6">// age.length : nombre de cases du tableau</text:span><text:span text:style-name="T3"> </text:span><text:span text:style-name="T1">console</text:span><text:span text:style-name="T2">.log(</text:span><text:span text:style-name="T4">"Le tableau contient"</text:span><text:span text:style-name="T2">,age.length,</text:span><text:span text:style-name="T4">"cases."</text:span><text:span text:style-name="T2">);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20:53:48.338000000</dc:date>
    <meta:editing-duration>PT51S</meta:editing-duration>
    <meta:editing-cycles>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7" meta:word-count="80" meta:character-count="544" meta:non-whitespace-character-count="464"/>
  </office:meta>
</office:document-meta>
</file>